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85901" officeooo:paragraph-rsid="00185901"/>
    </style:style>
    <style:style style:name="P2" style:family="paragraph" style:parent-style-name="Standard">
      <style:paragraph-properties fo:text-align="center" style:justify-single-word="false"/>
      <style:text-properties style:font-name="FreeSans" officeooo:rsid="00185901" officeooo:paragraph-rsid="00185901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2pt" fo:font-weight="bold" officeooo:rsid="00185901" officeooo:paragraph-rsid="00185901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FreeSans" officeooo:rsid="0019f70d" officeooo:paragraph-rsid="0019f70d"/>
    </style:style>
    <style:style style:name="P5" style:family="paragraph" style:parent-style-name="Standard">
      <style:text-properties style:font-name="FreeSans" officeooo:rsid="001a3ff5" officeooo:paragraph-rsid="001a3ff5"/>
    </style:style>
    <style:style style:name="P6" style:family="paragraph" style:parent-style-name="Standard">
      <style:text-properties style:font-name="FreeSans" officeooo:rsid="001aec2a" officeooo:paragraph-rsid="001aec2a"/>
    </style:style>
    <style:style style:name="T1" style:family="text">
      <style:text-properties officeooo:rsid="001a3ff5"/>
    </style:style>
    <style:style style:name="T2" style:family="text">
      <style:text-properties officeooo:rsid="001b3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ltacomb 3D printer</text:p>
      <text:p text:style-name="P2">Electronic assembly (Mega 2560 &amp; RAMPS 1.4)</text:p>
      <text:p text:style-name="P1"/>
      <text:p text:style-name="P1"/>
      <text:p text:style-name="P4">Parts required :</text:p>
      <text:p text:style-name="P4"/>
      <text:p text:style-name="P4">1x <text:tab/>Arduino Mega 2560 or compatible</text:p>
      <text:p text:style-name="P4">1x <text:tab/>RAMPS 1.4</text:p>
      <text:p text:style-name="P4">15x <text:tab/>Jumper <text:span text:style-name="T1">caps</text:span></text:p>
      <text:p text:style-name="P5">4x<text:tab/>Pololu A4988 motor driver</text:p>
      <text:p text:style-name="P6">1x<text:tab/><text:span text:style-name="T2">Junction box 120x80x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2:09:34.751392328</meta:creation-date>
    <dc:date>2016-12-04T13:02:37.143960100</dc:date>
    <meta:editing-duration>PT22M41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8" meta:word-count="34" meta:character-count="196" meta:non-whitespace-character-count="167"/>
  </office:meta>
</office:document-meta>
</file>